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20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0" style:family="table-cell" style:parent-style-name="Default" style:data-style-name="N0">
      <style:text-properties fo:color="#ff0000"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Default" style:data-style-name="N0"/>
    <style:style style:name="ce5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 fo:border="0.06pt solid #000000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4" style:family="table-cell" style:parent-style-name="Default" style:data-style-name="N2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2">
      <style:text-properties style:font-name="Calibri" style:font-name-asian="Calibri" style:font-name-complex="Calibri"/>
    </style:style>
    <style:style style:name="ce9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6"/>
        <table:table-column table:style-name="co2" table:number-columns-repeated="2" table:default-cell-style-name="ce5"/>
        <table:table-column table:style-name="co3" table:number-columns-repeated="1021" table:default-cell-style-name="ce16"/>
        <table:table-row table:style-name="ro1">
          <table:table-cell table:style-name="ce10" office:value-type="string" calcext:value-type="string">
            <text:p>Nombre del alumno/a <text:s text:c="2"/>ADRIANO GARCÍA-GIRALDA MILENA</text:p>
          </table:table-cell>
          <table:table-cell table:number-columns-repeated="2"/>
          <table:table-cell table:style-name="ce12" office:value-type="string" calcext:value-type="string" table:number-columns-spanned="12" table:number-rows-spanned="1">
            <text:p>Semana</text:p>
          </table:table-cell>
          <table:covered-table-cell table:number-columns-repeated="11"/>
          <table:table-cell table:number-columns-repeated="1009"/>
        </table:table-row>
        <table:table-row table:style-name="ro1">
          <table:table-cell table:style-name="ce11" office:value-type="string" calcext:value-type="string">
            <text:p>Fecha de la entrega</text:p>
          </table:table-cell>
          <table:table-cell table:style-name="ce3"/>
          <table:table-cell table:style-name="ce9" office:value-type="string" calcext:value-type="string">
            <text:p>Ejemplo</text:p>
          </table:table-cell>
          <table:table-cell table:style-name="ce8" office:value-type="date" office:date-value="2022-10-03" calcext:value-type="date">
            <text:p>03/10/2022</text:p>
          </table:table-cell>
          <table:table-cell table:style-name="ce8" office:value-type="date" office:date-value="2022-10-10" calcext:value-type="date">
            <text:p>10/10/2022</text:p>
          </table:table-cell>
          <table:table-cell table:style-name="ce8" office:value-type="date" office:date-value="2022-10-17" calcext:value-type="date">
            <text:p>17/10/2022</text:p>
          </table:table-cell>
          <table:table-cell table:style-name="ce8" office:value-type="date" office:date-value="2022-10-24" calcext:value-type="date">
            <text:p>24/10/2022</text:p>
          </table:table-cell>
          <table:table-cell table:style-name="ce8" office:value-type="date" office:date-value="2022-10-31" calcext:value-type="date">
            <text:p>31/10/2022</text:p>
          </table:table-cell>
          <table:table-cell table:style-name="ce8" office:value-type="date" office:date-value="2022-11-07" calcext:value-type="date">
            <text:p>07/11/2022</text:p>
          </table:table-cell>
          <table:table-cell table:style-name="ce8" office:value-type="date" office:date-value="2022-11-14" calcext:value-type="date">
            <text:p>14/11/2022</text:p>
          </table:table-cell>
          <table:table-cell table:style-name="ce8" office:value-type="date" office:date-value="2022-11-21" calcext:value-type="date">
            <text:p>21/11/2022</text:p>
          </table:table-cell>
          <table:table-cell table:style-name="ce8" office:value-type="date" office:date-value="2022-11-28" calcext:value-type="date">
            <text:p>28/11/2022</text:p>
          </table:table-cell>
          <table:table-cell table:style-name="ce8" office:value-type="date" office:date-value="2022-12-05" calcext:value-type="date">
            <text:p>05/12/2022</text:p>
          </table:table-cell>
          <table:table-cell table:style-name="ce8" office:value-type="date" office:date-value="2022-12-12" calcext:value-type="date">
            <text:p>12/12/2022</text:p>
          </table:table-cell>
          <table:table-cell table:style-name="ce8" office:value-type="date" office:date-value="2022-12-19" calcext:value-type="date">
            <text:p>19/12/2022</text:p>
          </table:table-cell>
          <table:table-cell table:number-columns-repeated="1009"/>
        </table:table-row>
        <table:table-row table:style-name="ro1">
          <table:table-cell table:style-name="ce11"/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2"/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6" office:value-type="string" calcext:value-type="string">
            <text:p>Elementos de la práctica 1</text:p>
          </table:table-cell>
          <table:table-cell table:style-name="ce3"/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Clase Malla3D</text:p>
          </table:table-cell>
          <table:table-cell table:style-name="ce3" office:value-type="float" office:value="0.025" calcext:value-type="float">
            <text:p>0.03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ase Cubo (Creación correcta de Geometría y Topología )</text:p>
          </table:table-cell>
          <table:table-cell table:style-name="ce3" office:value-type="float" office:value="0.035" calcext:value-type="float">
            <text:p>0.04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ase Pirámide pentagonal (Creación correcta de Geometría y Topología)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bujado en modo diferido (VBO)</text:p>
          </table:table-cell>
          <table:table-cell table:style-name="ce3" office:value-type="float" office:value="0.15" calcext:value-type="float">
            <text:p>0.15</text:p>
          </table:table-cell>
          <table:table-cell table:style-name="ce9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so de ColorArray para el color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sualización modo puntos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sualización modo alambre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sualización modo sólido</text:p>
          </table:table-cell>
          <table:table-cell table:style-name="ce3" office:value-type="float" office:value="0.04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Visualización simultánea puntos + líneas + sólido (cualquier combinación de ellos)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CULL_FACE habilitado</text:p>
          </table:table-cell>
          <table:table-cell table:style-name="ce3" office:value-type="float" office:value="0.05" calcext:value-type="float">
            <text:p>0.05</text:p>
          </table:table-cell>
          <table:table-cell table:style-name="ce9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3"/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6:.B16])" office:value-type="float" office:value="0.595" calcext:value-type="float">
            <text:p>0.60</text:p>
          </table:table-cell>
          <table:table-cell table:style-name="ce4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2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arga y visualiza PLY (con clase propia)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Constructor de revolución a partir de perfil .ply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Constructor de revolución a partir de vector de punt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Generación correcta de geometrí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Generación correcta de topología en el sentido del ejempl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Generación correcta de topología en cualquier sentido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No repetición de polos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Esfera en la escen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Cilindro y cono en la escena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Varios objetos simultáneos en la escena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23:.B32])" office:value-type="float" office:value="0.9" calcext:value-type="float">
            <text:p>0.90</text:p>
          </table:table-cell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3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Cálculo correcto de las normales en los vértices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os ejes se siguen viendo en color plan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Uso de array de normale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Implementación correcta clase Luz (y subclases)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Hay al menos una luz direccion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Hay al menos una luz puntu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Modo de visualización sombreado suave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Hay al menos tres materiales distintos en la escena simultáneamente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37:.B44])" office:value-type="float" office:value="0.8" calcext:value-type="float">
            <text:p>0.80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4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Diseño manual del grafo del modelo jerárquico previo a la implementación</text:p>
          </table:table-cell>
          <table:table-cell table:style-name="ce7" office:value-type="float" office:value="0.15" calcext:value-type="float">
            <text:p>0.15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Implementación correcta del grafo jerárquico y coherente con lo entregad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Estructura de clases del modelo jerárquic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e conservan los modos de visualización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Movimiento paso a paso con teclado 3 grados de libertad (al menos una rotación y una traslación)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nimación automática de los 3 grados de libertad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umento/Disminución de velocidad general</text:p>
          </table:table-cell>
          <table:table-cell table:style-name="ce3" office:value-type="float" office:value="0.2" calcext:value-type="float">
            <text:p>0.20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48:.B54])" office:value-type="float" office:value="1" calcext:value-type="float">
            <text:p>1.00</text:p>
          </table:table-cell>
          <table:table-cell table:style-name="ce4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5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Asignación correcta de coordenadas de texturas en cuadro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Visualización correcta al menos un objeto con la textura 0. La imagen deberá ser de un cuadro, fotografía o similar, que permita determinar la orientación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nimación de posición de la luz puntu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nimación de color de la luz direccional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Creación de esfera texturizad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59:.B63])" office:value-type="float" office:value="0.6" calcext:value-type="float">
            <text:p>0.60</text:p>
          </table:table-cell>
          <table:table-cell table:style-name="ce4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Elementos de la Práctica 6</text:p>
          </table:table-cell>
          <table:table-cell table:style-name="ce7"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Hay una clase cámara que almacena sus parámetros intrínsecos y extrínsec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Hay al menos tres cámaras en la escena (al menos una ortográfica y una perspectiva)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a cámara activa se mueve en torno al objeto seleccionado con el ratón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e puede hacer zoom con cada cámar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Se seleccionan objetos en la escena iluminada con materiales</text:p>
          </table:table-cell>
          <table:table-cell table:style-name="ce3" office:value-type="float" office:value="0.25" calcext:value-type="float">
            <text:p>0.2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l seleccionar los objetos, se resalta que están seleccionados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Al cambiar la proporción de la ventana (ancho/alto) no se deforman los objetos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a cámara activa, sin objeto seleccionado, se mueve en primera persona</text:p>
          </table:table-cell>
          <table:table-cell table:style-name="ce3" office:value-type="float" office:value="0.15" calcext:value-type="float">
            <text:p>0.1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as cámaras conservan su estado al pasar de una a otra</text:p>
          </table:table-cell>
          <table:table-cell table:style-name="ce3" office:value-type="float" office:value="0.05" calcext:value-type="float">
            <text:p>0.05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2" office:value-type="string" calcext:value-type="string">
            <text:p>Los objetos seleccionables se visualizan de forma especial indicando que se pueden seleccionar</text:p>
          </table:table-cell>
          <table:table-cell table:style-name="ce3" office:value-type="float" office:value="0.1" calcext:value-type="float">
            <text:p>0.10</text:p>
          </table:table-cell>
          <table:table-cell table:style-name="ce9"/>
          <table:table-cell table:number-columns-repeated="1021"/>
        </table:table-row>
        <table:table-row table:style-name="ro2">
          <table:table-cell/>
          <table:table-cell table:style-name="ce4" table:formula="of:=SUM([.B67:.B76])" office:value-type="float" office:value="1.1" calcext:value-type="float">
            <text:p>1.10</text:p>
          </table:table-cell>
          <table:table-cell table:style-name="ce4"/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Javier</meta:initial-creator>
    <meta:creation-date>2022-09-13T12:32:57Z</meta:creation-date>
    <dc:date>2022-10-05T14:29:47.413020650</dc:date>
    <meta:editing-cycles>6</meta:editing-cycles>
    <meta:editing-duration>PT36M5S</meta:editing-duration>
    <meta:document-statistic meta:table-count="1" meta:cell-count="141" meta:object-count="0"/>
  </office:meta>
</office:document-meta>
</file>